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43e2" officeooo:paragraph-rsid="00054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ucomet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20:10:36.766338486</meta:creation-date>
    <dc:date>2015-02-03T22:58:04.112141375</dc:date>
    <meta:editing-duration>PT2H32M16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10"/>
    <meta:generator>LibreOffice/4.2.7.2$Linux_x86 LibreOffice_project/420m0$Build-2</meta:generator>
  </office:meta>
</office:document-meta>
</file>